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" draw:opacity="50%" draw:textarea-horizontal-align="justify" draw:textarea-vertical-align="middle" draw:auto-grow-height="false" fo:min-height="0.988cm" fo:min-width="0.73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164cm" fo:min-width="1.97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3cm"/>
      <style:paragraph-properties style:writing-mode="lr-tb"/>
    </style:style>
    <style:style style:name="gr4" style:family="graphic" style:parent-style-name="objectwithoutfill">
      <style:graphic-properties svg:stroke-width="0.081cm" svg:stroke-color="#000000" draw:marker-start-width="0.321cm" draw:marker-end="Arrowheads_20_6" draw:marker-end-width="0.421cm" svg:stroke-opacity="50%" svg:stroke-linecap="round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000000" draw:marker-start-width="0.321cm" draw:marker-end="Arrowheads_20_7" draw:marker-end-width="0.421cm" svg:stroke-opacity="50%" svg:stroke-linecap="round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000000" draw:marker-start-width="0.321cm" draw:marker-end="Arrowheads_20_8" draw:marker-end-width="0.421cm" svg:stroke-opacity="50%" svg:stroke-linecap="round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000000" draw:marker-start-width="0.321cm" draw:marker-end="Arrowheads_20_10" draw:marker-end-width="0.421cm" svg:stroke-opacity="50%" svg:stroke-linecap="round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="Arrowheads_20_12" draw:marker-end-width="0.421cm" svg:stroke-opacity="50%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opacity="0%" draw:opacity="50%" draw:textarea-horizontal-align="justify" draw:textarea-vertical-align="middle" draw:auto-grow-height="false" fo:min-height="1.75cm" fo:min-width="3cm"/>
      <style:paragraph-properties style:writing-mode="lr-tb"/>
    </style:style>
    <style:style style:name="gr10" style:family="graphic" style:parent-style-name="objectwithoutfill">
      <style:graphic-properties svg:stroke-width="0.081cm" svg:stroke-color="#000000" draw:marker-start-width="0.321cm" draw:marker-end="Arrowheads_20_15" draw:marker-end-width="0.421cm" svg:stroke-opacity="50%" svg:stroke-linecap="round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draw:stroke="solid" draw:stroke-dash="Repeatable" svg:stroke-width="0.081cm" svg:stroke-color="#f10d0c" draw:marker-start-width="0.321cm" draw:marker-end="Arrowheads_20_16" draw:marker-end-width="0.421cm" svg:stroke-opacity="50%" draw:stroke-linejoin="round" svg:stroke-linecap="round" draw:fill="none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draw:stroke="solid" draw:stroke-dash="Repeatable" svg:stroke-width="0.081cm" svg:stroke-color="#f10d0c" draw:marker-start-width="0.321cm" draw:marker-end="Arrowheads_20_18" draw:marker-end-width="0.421cm" svg:stroke-opacity="50%" draw:stroke-linejoin="round" svg:stroke-linecap="round" draw:fill="none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draw:stroke="solid" draw:stroke-dash="Repeatable" svg:stroke-width="0.081cm" svg:stroke-color="#f10d0c" draw:marker-start-width="0.321cm" draw:marker-end="Arrowheads_20_21" draw:marker-end-width="0.421cm" svg:stroke-opacity="50%" draw:stroke-linejoin="round" svg:stroke-linecap="round" draw:fill="none" draw:textarea-vertical-align="middle" fo:padding-top="0.165cm" fo:padding-bottom="0.165cm" fo:padding-left="0.29cm" fo:padding-right="0.29cm"/>
    </style:style>
    <style:style style:name="gr14" style:family="graphic" style:parent-style-name="objectwithoutfill">
      <style:graphic-properties draw:stroke="solid" draw:stroke-dash="Repeatable" svg:stroke-width="0.081cm" svg:stroke-color="#f10d0c" draw:marker-start-width="0.321cm" draw:marker-end="Arrowheads_20_22" draw:marker-end-width="0.421cm" svg:stroke-opacity="50%" draw:stroke-linejoin="round" svg:stroke-linecap="round" draw:fill="none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draw:stroke="solid" draw:stroke-dash="Repeatable" svg:stroke-width="0.081cm" svg:stroke-color="#f10d0c" draw:marker-start-width="0.321cm" draw:marker-end="Arrowheads_20_23" draw:marker-end-width="0.421cm" svg:stroke-opacity="50%" draw:stroke-linejoin="round" svg:stroke-linecap="round" draw:fill="none" draw:textarea-vertical-align="middle" fo:padding-top="0.165cm" fo:padding-bottom="0.165cm" fo:padding-left="0.29cm" fo:padding-right="0.29cm"/>
    </style:style>
    <style:style style:name="gr16" style:family="graphic" style:parent-style-name="objectwithoutfill">
      <style:graphic-properties draw:stroke="solid" draw:stroke-dash="Repeatable" svg:stroke-width="0.081cm" svg:stroke-color="#f10d0c" draw:marker-start-width="0.321cm" draw:marker-end="Arrowheads_20_24" draw:marker-end-width="0.421cm" svg:stroke-opacity="50%" draw:stroke-linejoin="round" svg:stroke-linecap="round" draw:fill="none" draw:textarea-vertical-align="middle" fo:padding-top="0.165cm" fo:padding-bottom="0.165cm" fo:padding-left="0.29cm" fo:padding-right="0.29cm"/>
    </style:style>
    <style:style style:name="gr17" style:family="graphic" style:parent-style-name="objectwithoutfill">
      <style:graphic-properties draw:stroke="solid" draw:stroke-dash="Repeatable" svg:stroke-width="0.081cm" svg:stroke-color="#f10d0c" draw:marker-start-width="0.321cm" draw:marker-end="Arrowheads_20_25" draw:marker-end-width="0.421cm" svg:stroke-opacity="50%" draw:stroke-linejoin="round" svg:stroke-linecap="round" draw:fill="none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draw:stroke="solid" draw:stroke-dash="Repeatable" svg:stroke-width="0.081cm" svg:stroke-color="#f10d0c" draw:marker-start-width="0.321cm" draw:marker-end="Arrowheads_20_26" draw:marker-end-width="0.421cm" svg:stroke-opacity="50%" draw:stroke-linejoin="round" svg:stroke-linecap="round" draw:fill="none" draw:textarea-vertical-align="middle" fo:padding-top="0.165cm" fo:padding-bottom="0.165cm" fo:padding-left="0.29cm" fo:padding-right="0.29cm"/>
    </style:style>
    <style:style style:name="gr19" style:family="graphic" style:parent-style-name="objectwithoutfill">
      <style:graphic-properties draw:stroke="solid" draw:stroke-dash="Repeatable" svg:stroke-width="0.081cm" svg:stroke-color="#f10d0c" draw:marker-start-width="0.321cm" draw:marker-end="Arrowheads_20_27" draw:marker-end-width="0.421cm" svg:stroke-opacity="50%" draw:stroke-linejoin="round" svg:stroke-linecap="round" draw:fill="none" draw:textarea-vertical-align="middle" fo:padding-top="0.165cm" fo:padding-bottom="0.165cm" fo:padding-left="0.29cm" fo:padding-right="0.29cm"/>
    </style:style>
    <style:style style:name="gr20" style:family="graphic" style:parent-style-name="objectwithoutfill">
      <style:graphic-properties draw:stroke="solid" draw:stroke-dash="Repeatable" svg:stroke-width="0.081cm" svg:stroke-color="#f10d0c" draw:marker-start-width="0.321cm" draw:marker-end="Arrowheads_20_28" draw:marker-end-width="0.421cm" svg:stroke-opacity="50%" draw:stroke-linejoin="round" svg:stroke-linecap="round" draw:fill="none" draw:textarea-vertical-align="middle" fo:padding-top="0.165cm" fo:padding-bottom="0.165cm" fo:padding-left="0.29cm" fo:padding-right="0.29cm"/>
    </style:style>
    <style:style style:name="gr21" style:family="graphic" style:parent-style-name="objectwithoutfill">
      <style:graphic-properties draw:stroke="solid" draw:stroke-dash="Repeatable" svg:stroke-width="0.081cm" svg:stroke-color="#f10d0c" draw:marker-start-width="0.321cm" draw:marker-end="Arrowheads_20_29" draw:marker-end-width="0.421cm" svg:stroke-opacity="50%" draw:stroke-linejoin="round" svg:stroke-linecap="round" draw:fill="none" draw:textarea-vertical-align="middle" fo:padding-top="0.165cm" fo:padding-bottom="0.165cm" fo:padding-left="0.29cm" fo:padding-right="0.29cm"/>
    </style:style>
    <style:style style:name="gr22" style:family="graphic" style:parent-style-name="objectwithoutfill">
      <style:graphic-properties draw:stroke="dash" draw:stroke-dash="Dash" svg:stroke-width="0.081cm" svg:stroke-color="#f10d0c" draw:marker-start="Arrowheads_20_50" draw:marker-start-width="0.42cm" draw:marker-end="Arrowheads_20_32" draw:marker-end-width="0.421cm" svg:stroke-opacity="30%" draw:fill="none" draw:textarea-vertical-align="middle" fo:padding-top="0.165cm" fo:padding-bottom="0.165cm" fo:padding-left="0.29cm" fo:padding-right="0.29cm"/>
    </style:style>
    <style:style style:name="gr23" style:family="graphic" style:parent-style-name="objectwithoutfill">
      <style:graphic-properties draw:stroke="dash" draw:stroke-dash="Dash" svg:stroke-width="0.081cm" svg:stroke-color="#000000" draw:marker-start-width="0.321cm" draw:marker-end="" draw:marker-end-width="0.421cm" svg:stroke-opacity="30%" draw:fill="none" draw:textarea-vertical-align="middle" fo:padding-top="0.165cm" fo:padding-bottom="0.165cm" fo:padding-left="0.29cm" fo:padding-right="0.29cm"/>
    </style:style>
    <style:style style:name="gr24" style:family="graphic" style:parent-style-name="objectwithoutfill">
      <style:graphic-properties svg:stroke-width="0.081cm" svg:stroke-color="#780373" draw:marker-start-width="0.321cm" draw:marker-end="Arrowheads_20_36" draw:marker-end-width="0.421cm" svg:stroke-opacity="50%" svg:stroke-linecap="round" draw:fill="none" draw:textarea-vertical-align="middle" fo:padding-top="0.165cm" fo:padding-bottom="0.165cm" fo:padding-left="0.29cm" fo:padding-right="0.29cm"/>
    </style:style>
    <style:style style:name="gr25" style:family="graphic" style:parent-style-name="objectwithoutfill">
      <style:graphic-properties svg:stroke-width="0.081cm" svg:stroke-color="#780373" draw:marker-start-width="0.321cm" draw:marker-end="Arrowheads_20_39" draw:marker-end-width="0.421cm" svg:stroke-opacity="50%" svg:stroke-linecap="round" draw:fill="none" draw:textarea-vertical-align="middle" fo:padding-top="0.165cm" fo:padding-bottom="0.165cm" fo:padding-left="0.29cm" fo:padding-right="0.29cm"/>
    </style:style>
    <style:style style:name="gr26" style:family="graphic" style:parent-style-name="objectwithoutfill">
      <style:graphic-properties svg:stroke-width="0.081cm" svg:stroke-color="#780373" draw:marker-start-width="0.321cm" draw:marker-end="Arrowheads_20_40" draw:marker-end-width="0.421cm" svg:stroke-opacity="50%" svg:stroke-linecap="round" draw:fill="none" draw:textarea-vertical-align="middle" fo:padding-top="0.165cm" fo:padding-bottom="0.165cm" fo:padding-left="0.29cm" fo:padding-right="0.29cm"/>
    </style:style>
    <style:style style:name="gr27" style:family="graphic" style:parent-style-name="objectwithoutfill">
      <style:graphic-properties svg:stroke-width="0.081cm" svg:stroke-color="#780373" draw:marker-start-width="0.321cm" draw:marker-end="Arrowheads_20_41" draw:marker-end-width="0.421cm" svg:stroke-opacity="50%" svg:stroke-linecap="round" draw:fill="none" draw:textarea-vertical-align="middle" fo:padding-top="0.165cm" fo:padding-bottom="0.165cm" fo:padding-left="0.29cm" fo:padding-right="0.29cm"/>
    </style:style>
    <style:style style:name="gr28" style:family="graphic" style:parent-style-name="objectwithoutfill">
      <style:graphic-properties svg:stroke-width="0.081cm" svg:stroke-color="#780373" draw:marker-start-width="0.321cm" draw:marker-end="Arrowheads_20_42" draw:marker-end-width="0.421cm" svg:stroke-opacity="50%" svg:stroke-linecap="round" draw:fill="none" draw:textarea-vertical-align="middle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081cm" svg:stroke-color="#780373" draw:marker-start-width="0.321cm" draw:marker-end="Arrowheads_20_46" draw:marker-end-width="0.421cm" svg:stroke-opacity="50%" svg:stroke-linecap="round" draw:fill="none" draw:textarea-vertical-align="middle" fo:padding-top="0.165cm" fo:padding-bottom="0.165cm" fo:padding-left="0.29cm" fo:padding-right="0.29cm"/>
    </style:style>
    <style:style style:name="gr30" style:family="graphic" style:parent-style-name="objectwithoutfill">
      <style:graphic-properties svg:stroke-width="0.081cm" svg:stroke-color="#f10d0c" draw:marker-start-width="0.321cm" draw:marker-end="Arrowheads_20_47" draw:marker-end-width="0.421cm" svg:stroke-opacity="50%" svg:stroke-linecap="round" draw:fill="none" draw:textarea-vertical-align="middle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081cm" svg:stroke-color="#f10d0c" draw:marker-start-width="0.321cm" draw:marker-end="Arrowheads_20_48" draw:marker-end-width="0.421cm" svg:stroke-opacity="50%" svg:stroke-linecap="round" draw:fill="none" draw:textarea-vertical-align="middle" fo:padding-top="0.165cm" fo:padding-bottom="0.165cm" fo:padding-left="0.29cm" fo:padding-right="0.29cm"/>
    </style:style>
    <style:style style:name="gr32" style:family="graphic" style:parent-style-name="objectwithoutfill">
      <style:graphic-properties svg:stroke-width="0.081cm" svg:stroke-color="#f10d0c" draw:marker-start-width="0.321cm" draw:marker-end="Arrowheads_20_49" draw:marker-end-width="0.421cm" svg:stroke-opacity="50%" svg:stroke-linecap="round" draw:fill="none" draw:textarea-vertical-align="middle" fo:padding-top="0.165cm" fo:padding-bottom="0.165cm" fo:padding-left="0.29cm" fo:padding-right="0.29cm"/>
    </style:style>
    <style:style style:name="gr33" style:family="graphic" style:parent-style-name="objectwithoutfill">
      <style:graphic-properties svg:stroke-width="0.081cm" svg:stroke-color="#000000" draw:marker-start-width="0.321cm" draw:marker-end="Arrowheads_20_6" draw:marker-end-width="0.421cm" svg:stroke-opacity="50%" draw:fill="none" draw:textarea-vertical-align="middle" fo:padding-top="0.165cm" fo:padding-bottom="0.165cm" fo:padding-left="0.29cm" fo:padding-right="0.29cm"/>
    </style:style>
    <style:style style:name="gr34" style:family="graphic" style:parent-style-name="objectwithoutfill">
      <style:graphic-properties draw:stroke="dash" draw:stroke-dash="Dash" svg:stroke-width="0.081cm" svg:stroke-color="#000000" draw:marker-start-width="0.321cm" draw:marker-end="Arrowheads_20_33" draw:marker-end-width="0.421cm" svg:stroke-opacity="30%" draw:fill="none" draw:textarea-vertical-align="middle" fo:padding-top="0.165cm" fo:padding-bottom="0.165cm" fo:padding-left="0.29cm" fo:padding-right="0.29cm"/>
    </style:style>
    <style:style style:name="gr35" style:family="graphic" style:parent-style-name="objectwithoutfill">
      <style:graphic-properties svg:stroke-width="0.081cm" svg:stroke-color="#780373" draw:marker-start-width="0.321cm" draw:marker-end="Arrowheads_20_41" draw:marker-end-width="0.421cm" svg:stroke-opacity="50%" draw:fill="none" draw:textarea-vertical-align="middle" fo:padding-top="0.165cm" fo:padding-bottom="0.165cm" fo:padding-left="0.29cm" fo:padding-right="0.29cm"/>
    </style:style>
    <style:style style:name="gr36" style:family="graphic" style:parent-style-name="objectwithoutfill">
      <style:graphic-properties draw:stroke="dash" draw:stroke-dash="Dash" svg:stroke-width="0.081cm" svg:stroke-color="#780373" draw:marker-start-width="0.321cm" draw:marker-end="Arrowheads_20_33" draw:marker-end-width="0.421cm" svg:stroke-opacity="30%" draw:fill="none" draw:textarea-vertical-align="middle" fo:padding-top="0.165cm" fo:padding-bottom="0.165cm" fo:padding-left="0.29cm" fo:padding-right="0.29cm"/>
    </style:style>
    <style:style style:name="gr37" style:family="graphic" style:parent-style-name="standard">
      <style:graphic-properties draw:stroke="none" svg:stroke-color="#000000" draw:fill="none" draw:fill-color="#ffffff" fo:min-height="5.15cm"/>
      <style:paragraph-properties style:writing-mode="lr-tb"/>
    </style:style>
    <style:style style:name="gr38" style:family="graphic" style:parent-style-name="objectwithoutfill">
      <style:graphic-properties svg:stroke-width="0.081cm" svg:stroke-color="#000000" draw:marker-start-width="0.321cm" draw:marker-end="Arrowheads_20_53" draw:marker-end-width="0.421cm" svg:stroke-opacity="50%" svg:stroke-linecap="round" draw:fill="none" draw:textarea-vertical-align="middle" fo:padding-top="0.165cm" fo:padding-bottom="0.165cm" fo:padding-left="0.29cm" fo:padding-right="0.29cm"/>
    </style:style>
    <style:style style:name="gr39" style:family="graphic" style:parent-style-name="objectwithoutfill">
      <style:graphic-properties svg:stroke-width="0.081cm" svg:stroke-color="#780373" draw:marker-start-width="0.321cm" draw:marker-end="Arrowheads_20_54" draw:marker-end-width="0.421cm" svg:stroke-opacity="50%" svg:stroke-linecap="round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 style:writing-mode="lr-tb"/>
      <style:text-properties fo:font-size="10pt"/>
    </style:style>
    <style:style style:name="P2" style:family="paragraph">
      <loext:graphic-properties draw:opacity="50%"/>
      <style:paragraph-properties fo:text-align="center" style:writing-mode="lr-tb"/>
      <style:text-properties fo:font-size="10pt"/>
    </style:style>
    <style:style style:name="P3" style:family="paragraph">
      <style:paragraph-properties fo:text-align="center"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4" style:family="paragraph">
      <loext:graphic-properties draw:opacity="50%"/>
      <style:paragraph-properties fo:text-align="center"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5" style:family="paragraph">
      <style:paragraph-properties fo:text-align="center" style:writing-mode="lr-tb"/>
      <style:text-properties fo:font-size="10pt" fo:font-weight="normal" style:font-weight-asian="bold" style:font-weight-complex="bold"/>
    </style:style>
    <style:style style:name="P6" style:family="paragraph">
      <loext:graphic-properties draw:opacity="50%"/>
      <style:paragraph-properties fo:text-align="center" style:writing-mode="lr-tb"/>
      <style:text-properties fo:font-size="10pt" fo:font-weight="normal" style:font-weight-asian="bold" style:font-weight-complex="bold"/>
    </style:style>
    <style:style style:name="P7" style:family="paragraph"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style:paragraph-properties fo:text-align="center" style:writing-mode="lr-tb"/>
      <style:text-properties fo:font-size="12pt" style:font-size-asian="13pt" style:font-size-complex="13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opacity="50%"/>
      <style:paragraph-properties fo:text-align="center" style:writing-mode="lr-tb"/>
      <style:text-properties fo:font-size="12pt" style:font-size-asian="13pt" style:font-size-complex="13pt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size="10pt"/>
    </style:style>
    <style:style style:name="T2" style:family="text">
      <style:text-properties fo:font-size="15pt" fo:font-weight="normal" style:font-size-asian="15pt" style:font-weight-asian="normal" style:font-size-complex="15pt" style:font-weight-complex="normal"/>
    </style:style>
    <style:style style:name="T3" style:family="text">
      <style:text-properties fo:font-size="10pt" fo:font-weight="normal" style:font-weight-asian="bold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3pt" style:font-size-complex="13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f10d0c" loext:opacity="100%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780373" loext:opacity="100%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75cm" svg:height="1.75cm" svg:x="15.25cm" svg:y="17.45cm">
          <text:p text:style-name="P1"><text:span text:style-name="T1">L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75cm" svg:height="1.75cm" svg:x="14cm" svg:y="17.7cm">
          <text:p text:style-name="P1"><text:span text:style-name="T1">J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75cm" svg:height="1.75cm" svg:x="13cm" svg:y="17.45cm">
          <text:p text:style-name="P1"><text:span text:style-name="T1">CPyth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draw:layer="layout" svg:width="1.75cm" svg:height="1.75cm" svg:x="15.25cm" svg:y="3cm">
          <text:p text:style-name="P3"><text:span text:style-name="T2">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75cm" svg:height="1.75cm" svg:x="14cm" svg:y="2.75cm">
          <text:p text:style-name="P5"><text:span text:style-name="T3">civInf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75cm" svg:height="1.75cm" svg:x="12.75cm" svg:y="3cm">
          <text:p text:style-name="P5"><text:span text:style-name="T3">gameInf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xml:id="id12" draw:id="id12" draw:layer="layout" svg:width="3.5cm" svg:height="2cm" svg:x="13.15cm" svg:y="3.9cm">
          <draw:glue-point draw:id="12" svg:x="0cm" svg:y="0cm"/>
          <text:p text:style-name="P7"><text:span text:style-name="T4">ScriptingScope</text:span></text:p>
          <text:p text:style-name="P7"><text:span text:style-name="T4">(Dynamic Acces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xml:id="id7" draw:id="id7" draw:layer="layout" svg:width="3.5cm" svg:height="2cm" svg:x="13.2cm" svg:y="16.2cm">
          <draw:glue-point draw:id="12" svg:x="-1.428cm" svg:y="-3.75cm"/>
          <draw:glue-point draw:id="13" svg:x="-3.714cm" svg:y="0.75cm"/>
          <text:p text:style-name="P7"><text:span text:style-name="T4">Interpreter</text:span></text:p>
          <text:p text:style-name="P7"><text:span text:style-name="T4">(Foreign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xml:id="id1" draw:id="id1" draw:layer="layout" svg:width="3.5cm" svg:height="2cm" svg:x="2.15cm" svg:y="3.9cm">
          <draw:glue-point draw:id="12" svg:x="1.714cm" svg:y="3cm"/>
          <draw:glue-point draw:id="13" svg:x="1.714cm" svg:y="-3.25cm"/>
          <text:p text:style-name="P7"><text:span text:style-name="T4">ConsoleScreen</text:span></text:p>
          <text:p text:style-name="P7"><text:span text:style-name="T4">(Inpu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2" draw:id="id2" draw:layer="layout" svg:width="3.5cm" svg:height="2cm" svg:x="7.65cm" svg:y="3.9cm">
          <draw:glue-point draw:id="4" svg:x="-3.285cm" svg:y="3cm"/>
          <draw:glue-point draw:id="5" svg:x="3.142cm" svg:y="-3.25cm"/>
          <text:p text:style-name="P8"><text:span text:style-name="T5">ScriptingSt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3" draw:id="id3" draw:layer="layout" svg:width="3.5cm" svg:height="2cm" svg:x="7.65cm" svg:y="7.65cm">
          <draw:glue-point draw:id="4" svg:x="-3.285cm" svg:y="-2cm"/>
          <draw:glue-point draw:id="5" svg:x="3.142cm" svg:y="-3.25cm"/>
          <text:p text:style-name="P8"><text:span text:style-name="T5">ScriptingBack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4" draw:id="id4" draw:layer="layout" svg:width="3.5cm" svg:height="2cm" svg:x="7.65cm" svg:y="11.15cm">
          <draw:glue-point draw:id="4" svg:x="-3.285cm" svg:y="-2cm"/>
          <draw:glue-point draw:id="5" svg:x="-3.285cm" svg:y="0.5cm"/>
          <draw:glue-point draw:id="6" svg:x="-1.857cm" svg:y="1.75cm"/>
          <draw:glue-point draw:id="7" svg:x="-0.428cm" svg:y="3cm"/>
          <draw:glue-point draw:id="8" svg:x="3.857cm" svg:y="4.25cm"/>
          <draw:glue-point draw:id="9" svg:x="3.142cm" svg:y="-3.25cm"/>
          <text:p text:style-name="P8"><text:span text:style-name="T5">ScriptingRepl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6" draw:id="id6" draw:layer="layout" svg:width="3.5cm" svg:height="2cm" svg:x="7.65cm" svg:y="14.4cm">
          <draw:glue-point draw:id="4" svg:x="-3.285cm" svg:y="-0.75cm"/>
          <draw:glue-point draw:id="5" svg:x="-1.857cm" svg:y="-2cm"/>
          <draw:glue-point draw:id="6" svg:x="-0.428cm" svg:y="-3.25cm"/>
          <draw:glue-point draw:id="7" svg:x="3.857cm" svg:y="-3.25cm"/>
          <text:p text:style-name="P8"><text:span text:style-name="T5">Blackb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5" draw:id="id5" draw:layer="layout" svg:width="3.5cm" svg:height="2cm" svg:x="13.15cm" svg:y="11.15cm">
          <draw:glue-point draw:id="4" svg:x="-3.285cm" svg:y="0.5cm"/>
          <draw:glue-point draw:id="5" svg:x="0.285cm" svg:y="1.75cm"/>
          <draw:glue-point draw:id="6" svg:x="1.714cm" svg:y="-2cm"/>
          <draw:glue-point draw:id="7" svg:x="1.714cm" svg:y="3cm"/>
          <draw:glue-point draw:id="8" svg:x="-1.857cm" svg:y="0.5cm"/>
          <text:p text:style-name="P8"><text:span text:style-name="T5">ScriptingProtoc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9" draw:id="id9" draw:layer="layout" svg:width="3.5cm" svg:height="2cm" svg:x="18.4cm" svg:y="11.15cm">
          <draw:glue-point draw:id="4" svg:x="3.142cm" svg:y="-2cm"/>
          <draw:glue-point draw:id="5" svg:x="0.285cm" svg:y="3cm"/>
          <text:p text:style-name="P8"><text:span text:style-name="T5">TokenizingJson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3" draw:text-style-name="P8" xml:id="id10" draw:id="id10" draw:layer="layout" svg:width="3.5cm" svg:height="2cm" svg:x="18.4cm" svg:y="14.398cm">
          <draw:glue-point draw:id="4" svg:x="3.142cm" svg:y="3.01cm"/>
          <text:p text:style-name="P8"><text:span text:style-name="T5">InstanceTokeniz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9" draw:layer="Exec" draw:type="line" svg:x1="4.499cm" svg:y1="5.5cm" svg:x2="8.251cm" svg:y2="5.5cm" draw:start-shape="id1" draw:start-glue-point="12" draw:end-shape="id2" draw:end-glue-point="4" svg:d="M4499 5500h3752" svg:viewBox="0 0 3753 1">
          <text:p/>
        </draw:connector>
        <draw:connector draw:style-name="gr5" draw:text-style-name="P9" draw:layer="Exec" draw:type="line" svg:x1="8.251cm" svg:y1="5.5cm" svg:x2="8.251cm" svg:y2="8.25cm" draw:start-shape="id2" draw:start-glue-point="4" draw:end-shape="id3" draw:end-glue-point="4" svg:d="M8251 5500v2750" svg:viewBox="0 0 1 2751">
          <text:p/>
        </draw:connector>
        <draw:connector draw:style-name="gr6" draw:text-style-name="P9" draw:layer="Exec" draw:type="line" svg:x1="8.251cm" svg:y1="8.25cm" svg:x2="8.251cm" svg:y2="11.75cm" draw:start-shape="id3" draw:start-glue-point="4" draw:end-shape="id4" draw:end-glue-point="4" svg:d="M8251 8250v3500" svg:viewBox="0 0 1 3501">
          <text:p/>
        </draw:connector>
        <draw:connector draw:style-name="gr7" draw:text-style-name="P9" draw:layer="Exec" draw:type="line" svg:x1="13.751cm" svg:y1="12.25cm" svg:x2="8.251cm" svg:y2="12.25cm" draw:start-shape="id5" draw:start-glue-point="4" draw:end-shape="id4" draw:end-glue-point="5" svg:d="M13751 12250h-5500" svg:viewBox="0 0 5501 1">
          <text:p/>
        </draw:connector>
        <draw:connector draw:style-name="gr8" draw:text-style-name="P9" draw:layer="Exec" draw:type="line" svg:x1="8.251cm" svg:y1="12.25cm" svg:x2="8.251cm" svg:y2="15.25cm" draw:start-shape="id4" draw:start-glue-point="5" draw:end-shape="id6" draw:end-glue-point="4" svg:d="M8251 12250v3000" svg:viewBox="0 0 1 3001">
          <text:p/>
        </draw:connector>
        <draw:custom-shape draw:style-name="gr3" draw:text-style-name="P8" xml:id="id8" draw:id="id8" draw:layer="layout" svg:width="3.5cm" svg:height="2cm" svg:x="13.15cm" svg:y="7.65cm">
          <draw:glue-point draw:id="4" svg:x="1.714cm" svg:y="4.25cm"/>
          <draw:glue-point draw:id="5" svg:x="0.285cm" svg:y="1.75cm"/>
          <text:p text:style-name="P8"><text:span text:style-name="T5">Reflection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9" draw:text-style-name="P10" xml:id="id11" draw:id="id11" draw:layer="layout" svg:width="3.5cm" svg:height="2cm" svg:x="2.65cm" svg:y="7.65cm">
          <text:p text:style-name="P8"><text:span text:style-name="T5">ScriptingBack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9" draw:layer="Exec" draw:line-skew="1.101cm" svg:x1="8.251cm" svg:y1="15.25cm" svg:x2="13.651cm" svg:y2="17.35cm" draw:start-shape="id6" draw:start-glue-point="4" draw:end-shape="id7" draw:end-glue-point="13" svg:d="M8251 15250h-1v2100h5401" svg:viewBox="0 0 5402 2101">
          <text:p/>
        </draw:connector>
        <draw:connector draw:style-name="gr11" draw:text-style-name="P9" draw:layer="Reflection" draw:type="line" svg:x1="13.651cm" svg:y1="17.35cm" svg:x2="8.751cm" svg:y2="15cm" draw:start-shape="id7" draw:start-glue-point="13" draw:end-shape="id6" draw:end-glue-point="5" svg:d="M13651 17350l-4900-2350" svg:viewBox="0 0 4901 2351">
          <text:p/>
        </draw:connector>
        <draw:connector draw:style-name="gr12" draw:text-style-name="P9" draw:layer="Reflection" draw:type="line" svg:x1="8.751cm" svg:y1="12.5cm" svg:x2="14.999cm" svg:y2="12.5cm" draw:start-shape="id4" draw:start-glue-point="6" draw:end-shape="id5" draw:end-glue-point="5" svg:d="M8751 12500h6248" svg:viewBox="0 0 6249 1">
          <text:p/>
        </draw:connector>
        <draw:connector draw:style-name="gr13" draw:text-style-name="P9" draw:layer="Reflection" draw:type="line" svg:x1="14.999cm" svg:y1="12.5cm" svg:x2="14.999cm" svg:y2="9cm" draw:start-shape="id5" draw:start-glue-point="5" draw:end-shape="id8" draw:end-glue-point="5" svg:d="M14999 12500v-3500" svg:viewBox="0 0 1 3501">
          <text:p/>
        </draw:connector>
        <draw:connector draw:style-name="gr14" draw:text-style-name="P9" draw:layer="Reflection" draw:type="line" svg:x1="15.499cm" svg:y1="9.5cm" svg:x2="15.499cm" svg:y2="11.75cm" draw:start-shape="id8" draw:start-glue-point="4" draw:end-shape="id5" draw:end-glue-point="6" svg:d="M15499 9500v2250" svg:viewBox="0 0 1 2251">
          <text:p/>
        </draw:connector>
        <draw:connector draw:style-name="gr15" draw:text-style-name="P9" draw:layer="Reflection" draw:type="line" svg:x1="15.499cm" svg:y1="11.75cm" svg:x2="21.249cm" svg:y2="11.75cm" draw:start-shape="id5" draw:start-glue-point="6" draw:end-shape="id9" draw:end-glue-point="4" svg:d="M15499 11750h5750" svg:viewBox="0 0 5751 1">
          <text:p/>
        </draw:connector>
        <draw:connector draw:style-name="gr16" draw:text-style-name="P9" draw:layer="Reflection" draw:type="line" svg:x1="21.249cm" svg:y1="11.75cm" svg:x2="21.249cm" svg:y2="16cm" draw:start-shape="id9" draw:start-glue-point="4" draw:end-shape="id10" draw:end-glue-point="4" svg:d="M21249 11750v4250" svg:viewBox="0 0 1 4251">
          <text:p/>
        </draw:connector>
        <draw:connector draw:style-name="gr17" draw:text-style-name="P9" draw:layer="Reflection" draw:line-skew="-0.899cm 2.351cm" svg:x1="21.249cm" svg:y1="16cm" svg:x2="20.249cm" svg:y2="12.75cm" draw:start-shape="id10" draw:start-glue-point="4" draw:end-shape="id9" draw:end-glue-point="5" svg:d="M21249 16000h-999v-2226h-1v-1024" svg:viewBox="0 0 1001 3251">
          <text:p/>
        </draw:connector>
        <draw:connector draw:style-name="gr18" draw:text-style-name="P9" draw:layer="Reflection" draw:type="line" svg:x1="20.249cm" svg:y1="12.75cm" svg:x2="15.499cm" svg:y2="12.75cm" draw:start-shape="id9" draw:start-glue-point="5" draw:end-shape="id5" draw:end-glue-point="7" svg:d="M20249 12750h-4750" svg:viewBox="0 0 4751 1">
          <text:p/>
        </draw:connector>
        <draw:connector draw:style-name="gr19" draw:text-style-name="P9" draw:layer="Reflection" draw:type="line" svg:x1="15.499cm" svg:y1="12.75cm" svg:x2="9.251cm" svg:y2="12.75cm" draw:start-shape="id5" draw:start-glue-point="7" draw:end-shape="id4" draw:end-glue-point="7" svg:d="M15499 12750h-6248" svg:viewBox="0 0 6249 1">
          <text:p/>
        </draw:connector>
        <draw:connector draw:style-name="gr20" draw:text-style-name="P9" draw:layer="Reflection" draw:type="line" svg:x1="9.251cm" svg:y1="12.75cm" svg:x2="9.251cm" svg:y2="14.75cm" draw:start-shape="id4" draw:start-glue-point="7" draw:end-shape="id6" draw:end-glue-point="6" svg:d="M9251 12750v2000" svg:viewBox="0 0 1 2001">
          <text:p/>
        </draw:connector>
        <draw:connector draw:style-name="gr21" draw:text-style-name="P9" draw:layer="Reflection" draw:type="line" svg:x1="9.251cm" svg:y1="14.75cm" svg:x2="14.451cm" svg:y2="16.45cm" draw:start-shape="id6" draw:start-glue-point="6" draw:end-shape="id7" draw:end-glue-point="12" svg:d="M9251 14750l5200 1700" svg:viewBox="0 0 5201 1701">
          <text:p/>
        </draw:connector>
        <draw:line draw:style-name="gr22" draw:text-style-name="P9" draw:layer="layout" svg:x1="14.4cm" svg:y1="16.35cm" svg:x2="13.65cm" svg:y2="17.35cm">
          <text:p/>
        </draw:line>
        <draw:connector draw:style-name="gr23" draw:text-style-name="P9" draw:layer="layout" draw:type="line" svg:x1="7.65cm" svg:y1="4.9cm" svg:x2="4.4cm" svg:y2="7.65cm" draw:start-shape="id2" draw:start-glue-point="3" draw:end-shape="id11" draw:end-glue-point="0" svg:d="M7650 4900l-3250 2750" svg:viewBox="0 0 3251 2751">
          <text:p/>
        </draw:connector>
        <draw:connector draw:style-name="gr24" draw:text-style-name="P9" draw:layer="Result" draw:type="line" svg:x1="10.749cm" svg:y1="14.75cm" svg:x2="10.749cm" svg:y2="13cm" draw:start-shape="id6" draw:start-glue-point="7" draw:end-shape="id4" draw:end-glue-point="8" svg:d="M10749 14750v-1750" svg:viewBox="0 0 1 1751">
          <text:p/>
        </draw:connector>
        <draw:connector draw:style-name="gr25" draw:text-style-name="P9" draw:layer="Result" draw:type="line" svg:x1="10.499cm" svg:y1="11.5cm" svg:x2="10.499cm" svg:y2="8cm" draw:start-shape="id4" draw:start-glue-point="9" draw:end-shape="id3" draw:end-glue-point="5" svg:d="M10499 11500v-3500" svg:viewBox="0 0 1 3501">
          <text:p/>
        </draw:connector>
        <draw:connector draw:style-name="gr26" draw:text-style-name="P9" draw:layer="Result" draw:type="line" svg:x1="10.499cm" svg:y1="8cm" svg:x2="10.499cm" svg:y2="4.25cm" draw:start-shape="id3" draw:start-glue-point="5" draw:end-shape="id2" draw:end-glue-point="5" svg:d="M10499 8000v-3750" svg:viewBox="0 0 1 3751">
          <text:p/>
        </draw:connector>
        <draw:connector draw:style-name="gr27" draw:text-style-name="P9" draw:layer="Result" draw:type="line" svg:x1="10.499cm" svg:y1="4.25cm" svg:x2="4.499cm" svg:y2="4.25cm" draw:start-shape="id2" draw:start-glue-point="5" draw:end-shape="id1" draw:end-glue-point="13" svg:d="M10499 4250h-6000" svg:viewBox="0 0 6001 1">
          <text:p/>
        </draw:connector>
        <draw:connector draw:style-name="gr28" draw:text-style-name="P9" draw:layer="Result" draw:line-skew="0.851cm" svg:x1="14.451cm" svg:y1="16.45cm" svg:x2="10.749cm" svg:y2="14.75cm" draw:start-shape="id7" draw:start-glue-point="12" draw:end-shape="id6" draw:end-glue-point="7" svg:d="M14451 16450v-1700h-3702" svg:viewBox="0 0 3703 1701">
          <text:p/>
        </draw:connector>
        <draw:connector draw:style-name="gr29" draw:text-style-name="P9" draw:layer="Result" draw:line-skew="-2.151cm 0.437cm 0.851cm" svg:x1="14.251cm" svg:y1="12.25cm" svg:x2="10.499cm" svg:y2="11.5cm" draw:start-shape="id5" draw:start-glue-point="8" draw:end-shape="id4" draw:end-glue-point="9" svg:d="M14251 12250v-750h-1501-2251" svg:viewBox="0 0 3753 751">
          <text:p/>
        </draw:connector>
        <draw:connector draw:style-name="gr30" draw:text-style-name="P9" draw:layer="Reflection" draw:type="line" svg:x1="8.751cm" svg:y1="15cm" svg:x2="8.751cm" svg:y2="12.5cm" draw:start-shape="id6" draw:start-glue-point="5" draw:end-shape="id4" draw:end-glue-point="6" svg:d="M8751 15000v-2500" svg:viewBox="0 0 1 2501">
          <text:p/>
        </draw:connector>
        <draw:connector draw:style-name="gr31" draw:text-style-name="P9" draw:layer="Reflection" draw:type="curve" draw:line-skew="-1.782cm -4.454cm" svg:x1="14.999cm" svg:y1="9cm" svg:x2="14.9cm" svg:y2="4.9cm" draw:start-shape="id8" draw:start-glue-point="5" draw:end-shape="id12" draw:end-glue-point="12" svg:d="M14999 9000c0-946-1151-788-2001-1577s-1401-2523 1902-2523" svg:viewBox="0 0 2652 4101">
          <text:p/>
        </draw:connector>
        <draw:connector draw:style-name="gr32" draw:text-style-name="P9" draw:layer="Reflection" draw:type="curve" draw:line-skew="0cm -1.685cm" svg:x1="14.9cm" svg:y1="4.9cm" svg:x2="15.499cm" svg:y2="9.5cm" draw:start-shape="id12" draw:start-glue-point="12" draw:end-shape="id8" draw:end-glue-point="4" svg:d="M14900 4900c3378 0 2816 1783 2121 2546s-1522 503-1522 2054" svg:viewBox="0 0 2648 4601">
          <text:p/>
        </draw:connector>
        <draw:custom-shape draw:style-name="gr2" draw:text-style-name="P7" xml:id="id13" draw:id="id13" draw:layer="layout" svg:width="3.5cm" svg:height="2cm" svg:x="20.45cm" svg:y="1.6cm">
          <draw:glue-point draw:id="12" svg:x="-2.142cm" svg:y="1.5cm"/>
          <draw:glue-point draw:id="13" svg:x="2.142cm" svg:y="1.5cm"/>
          <text:p text:style-name="P7"><text:span text:style-name="T4">ModHandlers</text:span></text:p>
          <text:p text:style-name="P7"><text:span text:style-name="T4">(Inpu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14" draw:id="id14" draw:layer="layout" svg:width="3.5cm" svg:height="2cm" svg:x="20.45cm" svg:y="5.35cm">
          <draw:glue-point draw:id="4" svg:x="-2.142cm" svg:y="2.75cm"/>
          <draw:glue-point draw:id="5" svg:x="2.142cm" svg:y="-2.25cm"/>
          <text:p text:style-name="P8"><text:span text:style-name="T5">ScriptingSt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9" draw:layer="layout" draw:type="line" svg:x1="21.451cm" svg:y1="2.9cm" svg:x2="21.451cm" svg:y2="6.9cm" draw:start-shape="id13" draw:start-glue-point="12" draw:end-shape="id14" draw:end-glue-point="4" svg:d="M21451 2900v4000" svg:viewBox="0 0 1 4001">
          <text:p/>
        </draw:connector>
        <draw:custom-shape draw:style-name="gr9" draw:text-style-name="P10" xml:id="id15" draw:id="id15" draw:layer="layout" svg:width="3.5cm" svg:height="2cm" svg:x="22.7cm" svg:y="8.9cm">
          <draw:glue-point draw:id="4" svg:x="-2.142cm" svg:y="-1.25cm"/>
          <draw:glue-point draw:id="5" svg:x="3cm" svg:y="-2cm"/>
          <text:p text:style-name="P8"><text:span text:style-name="T5">ScriptingBack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9" draw:layer="layout" draw:type="line" svg:x1="21.451cm" svg:y1="6.9cm" svg:x2="23.701cm" svg:y2="9.65cm" draw:start-shape="id14" draw:start-glue-point="4" draw:end-shape="id15" draw:end-glue-point="4" svg:d="M21451 6900l2250 2750" svg:viewBox="0 0 2251 2751">
          <text:p/>
        </draw:connector>
        <draw:connector draw:style-name="gr35" draw:text-style-name="P9" draw:layer="layout" draw:type="line" svg:x1="22.949cm" svg:y1="5.9cm" svg:x2="22.949cm" svg:y2="2.9cm" draw:start-shape="id14" draw:start-glue-point="5" draw:end-shape="id13" draw:end-glue-point="13" svg:d="M22949 5900v-3000" svg:viewBox="0 0 1 3001">
          <text:p/>
        </draw:connector>
        <draw:connector draw:style-name="gr36" draw:text-style-name="P9" draw:layer="layout" draw:type="line" svg:x1="25.5cm" svg:y1="9.5cm" svg:x2="22.949cm" svg:y2="5.9cm" draw:start-shape="id15" draw:start-glue-point="5" draw:end-shape="id14" draw:end-glue-point="5" svg:d="M25500 9500l-2551-3600" svg:viewBox="0 0 2552 3601">
          <text:p/>
        </draw:connector>
        <draw:frame draw:style-name="gr37" draw:text-style-name="P11" draw:layer="layout" svg:width="6.5cm" svg:height="5.4cm" svg:x="1.5cm" svg:y="14.9cm">
          <draw:text-box>
            <text:p><text:span text:style-name="T6">Black:</text:span><text:span text:style-name="T4"> Command</text:span></text:p>
            <text:p><text:span text:style-name="T7">Red:</text:span><text:span text:style-name="T4"> Reflective Access (Repeatable)</text:span></text:p>
            <text:p><text:span text:style-name="T8">Purple:</text:span><text:span text:style-name="T4"> Result</text:span></text:p>
            <text:p><text:span text:style-name="T4"/></text:p>
            <text:p><text:span text:style-name="T6">Rectangular:</text:span><text:span text:style-name="T4"> Hardcoded</text:span></text:p>
            <text:p><text:span text:style-name="T6">Oval:</text:span><text:span text:style-name="T4"> Dynamic/Unconstrained</text:span></text:p>
          </draw:text-box>
        </draw:frame>
        <draw:connector draw:style-name="gr38" draw:text-style-name="P9" draw:layer="Exec" draw:line-skew="1.101cm 1.437cm" svg:x1="8.251cm" svg:y1="11.75cm" svg:x2="13.751cm" svg:y2="12.25cm" draw:start-shape="id4" draw:start-glue-point="4" draw:end-shape="id5" draw:end-glue-point="4" svg:d="M8251 11750h5499v500h1" svg:viewBox="0 0 5501 501">
          <text:p/>
        </draw:connector>
        <draw:connector draw:style-name="gr39" draw:text-style-name="P9" draw:layer="Result" draw:line-skew="-0.651cm" svg:x1="10.749cm" svg:y1="13cm" svg:x2="14.251cm" svg:y2="12.25cm" draw:start-shape="id4" draw:start-glue-point="8" draw:end-shape="id5" draw:end-glue-point="8" svg:d="M10749 13000h3502v-750" svg:viewBox="0 0 3503 7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8" draw:display-name="Arrowheads 18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6" draw:display-name="Arrowheads 36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" draw:style="rect" draw:dots1="1" draw:dots1-length="300%" draw:distance="100%"/>
    <draw:stroke-dash draw:name="Long_20_Dash" draw:display-name="Long Dash" draw:style="rect" draw:dots1="1" draw:dots1-length="400%" draw:distance="300%"/>
    <draw:stroke-dash draw:name="Repeatable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Reflection"/>
      <draw:layer draw:name="Result"/>
      <draw:layer draw:name="Exec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22T20:32:40.918236476</meta:creation-date>
    <dc:date>2021-11-23T18:55:41.703869785</dc:date>
    <meta:editing-duration>PT2H41M48S</meta:editing-duration>
    <meta:editing-cycles>120</meta:editing-cycles>
    <meta:generator>LibreOffice/7.1.6.2.0$Linux_X86_64 LibreOffice_project/10$Build-2</meta:generator>
    <meta:document-statistic meta:object-count="56"/>
  </office:meta>
</office:document-meta>
</file>